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103505041825">
            <text:p>154.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103505041825">
            <text:p>154.1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103505041825">
            <text:p>154.1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103505041825">
            <text:p>154.1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103505041825">
            <text:p>154.1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103505041825">
            <text:p>154.1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103505041825">
            <text:p>154.1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281132894579">
            <text:p>448.28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281132894579">
            <text:p>448.28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281132894579">
            <text:p>448.28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281132894579">
            <text:p>448.28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281132894579">
            <text:p>448.28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281132894579">
            <text:p>448.28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281132894579">
            <text:p>448.28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27270703584">
            <text:p>124.63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27270703584">
            <text:p>124.63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27270703584">
            <text:p>124.63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27270703584">
            <text:p>124.63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27270703584">
            <text:p>124.63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27270703584">
            <text:p>124.63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27270703584">
            <text:p>124.63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55.452240617252">
            <text:p>155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19000000000">
            <text:p>19,000,000,000</text:p>
          </table:table-cell>
          <table:table-cell table:formula="oooc:=CEILING(([.T53]-[.W53]/2);[.W53])" office:value-type="float" office:value="15.21">
            <text:p>15.21</text:p>
          </table:table-cell>
          <table:table-cell table:formula="oooc:=[.$D53]*[$globals.$C$36]/[.$L53]" office:value-type="float" office:value="304.2">
            <text:p>304.2</text:p>
          </table:table-cell>
          <table:table-cell table:formula="oooc:=[.F52]" office:value-type="float" office:value="155.452240617252">
            <text:p>155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0.980740620675585">
            <text:p>0.98</text:p>
          </table:table-cell>
          <table:table-cell/>
          <table:table-cell table:formula="oooc:=[.N53]^[$globals.$C$25]*[$globals.$C$34]/[.T53]*[.L53]*[.Y53]" office:value-type="float" office:value="18628462578.2367">
            <text:p>18628462578.24</text:p>
          </table:table-cell>
          <table:table-cell table:formula="oooc:=[.U53]/[.I53]" office:value-type="float" office:value="15.2054214969758">
            <text:p>15.21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28000000000">
            <text:p>28,000,000,000</text:p>
          </table:table-cell>
          <table:table-cell table:formula="oooc:=CEILING(([.T54]-[.W54]/2);[.W54])" office:value-type="float" office:value="19.02">
            <text:p>19.02</text:p>
          </table:table-cell>
          <table:table-cell table:formula="oooc:=[.$D54]*[$globals.$C$36]/[.$L54]" office:value-type="float" office:value="380.4">
            <text:p>380.4</text:p>
          </table:table-cell>
          <table:table-cell table:formula="oooc:=[.F53]" office:value-type="float" office:value="155.452240617252">
            <text:p>155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0670029157535">
            <text:p>1.01</text:p>
          </table:table-cell>
          <table:table-cell/>
          <table:table-cell table:formula="oooc:=[.N54]^[$globals.$C$25]*[$globals.$C$34]/[.T54]*[.L54]*[.Y54]" office:value-type="float" office:value="28190580249.6335">
            <text:p>28190580249.63</text:p>
          </table:table-cell>
          <table:table-cell table:formula="oooc:=[.U54]/[.I54]" office:value-type="float" office:value="19.022005458084">
            <text:p>19.02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3000000000">
            <text:p>43,000,000,000</text:p>
          </table:table-cell>
          <table:table-cell table:formula="oooc:=CEILING(([.T55]-[.W55]/2);[.W55])" office:value-type="float" office:value="23.8">
            <text:p>23.8</text:p>
          </table:table-cell>
          <table:table-cell table:formula="oooc:=[.$D55]*[$globals.$C$36]/[.$L55]" office:value-type="float" office:value="476">
            <text:p>476</text:p>
          </table:table-cell>
          <table:table-cell table:formula="oooc:=[.F54]" office:value-type="float" office:value="155.452240617252">
            <text:p>155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7">
            <text:p>9.3</text:p>
          </table:table-cell>
          <table:table-cell table:formula="oooc:=([.D55]/[.C55])/([.T55]/[.S55])" office:value-type="float" office:value="0.992259755510568">
            <text:p>0.99</text:p>
          </table:table-cell>
          <table:table-cell/>
          <table:table-cell table:formula="oooc:=[.N55]^[$globals.$C$25]*[$globals.$C$34]/[.T55]*[.L55]*[.Y55]" office:value-type="float" office:value="42660998537.7681">
            <text:p>42660998537.77</text:p>
          </table:table-cell>
          <table:table-cell table:formula="oooc:=[.U55]/[.I55]" office:value-type="float" office:value="23.7965578079727">
            <text:p>23.8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65000000000">
            <text:p>65,000,000,000</text:p>
          </table:table-cell>
          <table:table-cell table:formula="oooc:=CEILING(([.T56]-[.W56]/2);[.W56])" office:value-type="float" office:value="29.77">
            <text:p>29.77</text:p>
          </table:table-cell>
          <table:table-cell table:formula="oooc:=[.$D56]*[$globals.$C$36]/[.$L56]" office:value-type="float" office:value="595.4">
            <text:p>595.4</text:p>
          </table:table-cell>
          <table:table-cell table:formula="oooc:=[.F55]" office:value-type="float" office:value="155.452240617252">
            <text:p>155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0.993233860497797">
            <text:p>0.99</text:p>
          </table:table-cell>
          <table:table-cell/>
          <table:table-cell table:formula="oooc:=[.N56]^[$globals.$C$25]*[$globals.$C$34]/[.T56]*[.L56]*[.Y56]" office:value-type="float" office:value="64559181830.3603">
            <text:p>64559181830.36</text:p>
          </table:table-cell>
          <table:table-cell table:formula="oooc:=[.U56]/[.I56]" office:value-type="float" office:value="29.7695300716851">
            <text:p>29.77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98000000000">
            <text:p>98,000,000,000</text:p>
          </table:table-cell>
          <table:table-cell table:formula="oooc:=CEILING(([.T57]-[.W57]/2);[.W57])" office:value-type="float" office:value="37.24">
            <text:p>37.24</text:p>
          </table:table-cell>
          <table:table-cell table:formula="oooc:=[.$D57]*[$globals.$C$36]/[.$L57]" office:value-type="float" office:value="744.8">
            <text:p>744.8</text:p>
          </table:table-cell>
          <table:table-cell table:formula="oooc:=[.F56]" office:value-type="float" office:value="155.452240617252">
            <text:p>155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96870623649311">
            <text:p>1</text:p>
          </table:table-cell>
          <table:table-cell/>
          <table:table-cell table:formula="oooc:=[.N57]^[$globals.$C$25]*[$globals.$C$34]/[.T57]*[.L57]*[.Y57]" office:value-type="float" office:value="97697852874.1109">
            <text:p>97697852874.11</text:p>
          </table:table-cell>
          <table:table-cell table:formula="oooc:=[.U57]/[.I57]" office:value-type="float" office:value="37.2417274733761">
            <text:p>37.24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50000000000">
            <text:p>150,000,000,000</text:p>
          </table:table-cell>
          <table:table-cell table:formula="oooc:=CEILING(([.T58]-[.W58]/2);[.W58])" office:value-type="float" office:value="46.59">
            <text:p>46.59</text:p>
          </table:table-cell>
          <table:table-cell table:formula="oooc:=[.$D58]*[$globals.$C$36]/[.$L58]" office:value-type="float" office:value="931.8">
            <text:p>931.8</text:p>
          </table:table-cell>
          <table:table-cell table:formula="oooc:=[.F57]" office:value-type="float" office:value="155.452240617252">
            <text:p>155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57011727382">
            <text:p>0.99</text:p>
          </table:table-cell>
          <table:table-cell/>
          <table:table-cell table:formula="oooc:=[.N58]^[$globals.$C$25]*[$globals.$C$34]/[.T58]*[.L58]*[.Y58]" office:value-type="float" office:value="147846831164.808">
            <text:p>147846831164.81</text:p>
          </table:table-cell>
          <table:table-cell table:formula="oooc:=[.U58]/[.I58]" office:value-type="float" office:value="46.589457806739">
            <text:p>46.59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239908555264">
            <text:p>150.2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239908555264">
            <text:p>150.24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239908555264">
            <text:p>150.24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239908555264">
            <text:p>150.24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239908555264">
            <text:p>150.24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239908555264">
            <text:p>150.24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239908555264">
            <text:p>150.24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0.639518022102">
            <text:p>470.6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0.639518022102">
            <text:p>470.64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0.639518022102">
            <text:p>470.64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0.639518022102">
            <text:p>470.64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0.639518022102">
            <text:p>470.64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0.639518022102">
            <text:p>470.64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0.639518022102">
            <text:p>470.64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1">10/01/2008</text:date>, <text:time>08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1T08:41:49</dc:date>
    <meta:editing-cycles>253</meta:editing-cycles>
    <meta:editing-duration>P26DT16H46M0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